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T.getGoods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.setGoodsList( List &lt; Goods &gt; goods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306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dEntity.Id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ngEntity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oods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ong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.T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oods.setProperties( List &lt; Property &gt;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.TT( Goods goo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